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3.1874in"/>
    </style:style>
    <style:style style:name="co3" style:family="table-column">
      <style:table-column-properties fo:break-before="auto" style:column-width="4.1528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622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oldh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PinHeader_2x04_P2.54mm_Vertical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4_Odd_Eve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Socket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KFAUL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B1</text:p>
          </table:table-cell>
          <table:table-cell office:value-type="string" calcext:value-type="string">
            <text:p>BNO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O0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10,U11,U9</text:p>
          </table:table-cell>
          <table:table-cell office:value-type="string" calcext:value-type="string">
            <text:p>TSSOP-8_4.4x3mm_P0.65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M35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Header_2x03_P2.54mm_Vertical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TSON_FEATUR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QFP-100_14x14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2560-16AU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6,U5</text:p>
          </table:table-cell>
          <table:table-cell office:value-type="string" calcext:value-type="string">
            <text:p>HSOP-20-1EP_11.0x15.9mm_P1.27mm_SlugDown_ThermalVi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IN1092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PinHeader_1x08_P2.54mm_Vertical_SMD_Pin1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POWE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5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PinHeader_2x01_P2.54mm_Vertical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TSON_POWE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4,H3,H2,H1</text:p>
          </table:table-cell>
          <table:table-cell office:value-type="string" calcext:value-type="string">
            <text:p>MountingHole_2.7mm_M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31,C30,C33,C29,C23,C17,C5,C7</text:p>
          </table:table-cell>
          <table:table-cell office:value-type="string" calcext:value-type="string">
            <text:p>C_0603_1608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O-263-2_TabPi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4,L3</text:p>
          </table:table-cell>
          <table:table-cell office:value-type="string" calcext:value-type="string">
            <text:p>MSS6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uH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PinSocket_1x06_P2.54mm_Vertical_SMD_Pin1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 BACKUP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PinHeader_1x08_P2.54mm_Vertical_SMD_Pin1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2toD6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PinHeader_2x18_P2.54mm_Vertical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2toD5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8,U7</text:p>
          </table:table-cell>
          <table:table-cell office:value-type="string" calcext:value-type="string">
            <text:p>Diodes_SO-8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8843Q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P4,TP1</text:p>
          </table:table-cell>
          <table:table-cell office:value-type="string" calcext:value-type="string">
            <text:p>TestPoint_Pad_D1.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Point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43,R42,R41,R40,R35,R34,R33,R32,R24,R21,R8</text:p>
          </table:table-cell>
          <table:table-cell office:value-type="string" calcext:value-type="string">
            <text:p>R_0603_1608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39,R29,R28,R27,R26,R10,R6,R4</text:p>
          </table:table-cell>
          <table:table-cell office:value-type="string" calcext:value-type="string">
            <text:p>R_0603_1608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37,R19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0k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31,R30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25,R22</text:p>
          </table:table-cell>
          <table:table-cell office:value-type="string" calcext:value-type="string">
            <text:p>R_1206_3216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23,R20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k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3,Q2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S13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PinHeader_2x03_P2.54mm_Vertical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PinSocket_2x20_P2.54mm_Vertical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VIDIA_Jetson_Nano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PinHeader_1x08_P2.54mm_Vertical_SMD_Pin1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4toD2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PinHeader_1x08_P2.54mm_Vertical_SMD_Pin1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8toD1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PinHeader_1x08_P2.54mm_Vertical_SMD_Pin1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0toD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PinHeader_1x08_P2.54mm_Vertical_SMD_Pin1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4toD6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TerminalBlock_bornier-4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SCD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TerminalBlock_bornier-4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SAB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USB_Micro-B_Amphenol_10103594-0001LF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TerminalBlock_bornier-4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LIGHTS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_SOD-9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1E10B06DPY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LED_1206_3216Metric_Castel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LED_1206_3216Metric_Castel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2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LED_1206_3216Metric_Castel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2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ED_1206_3216Metric_Castel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2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LED_1206_3216Metric_Castel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LED_1206_3216Metric_Castel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11,D10</text:p>
          </table:table-cell>
          <table:table-cell office:value-type="string" calcext:value-type="string">
            <text:p>LED_1206_3216Metric_Castell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581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LED_1206_3216Metric_Castel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TX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LED_1206_3216Metric_Castel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RX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_1206_3216Metric_Castel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1206_3216Metric_Castel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N_PWR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32,C15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SOP-28_5.3x10.2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L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SPST_Omron_B3FS-100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UINORESET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W2,SW1</text:p>
          </table:table-cell>
          <table:table-cell office:value-type="string" calcext:value-type="string">
            <text:p>SW_SPST_Omron_B3FS-100x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_Dual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Resonator_SMD_muRata_CSTxExxV-3Pin_3.0x1.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TNE16M0V530000R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F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P15</text:p>
          </table:table-cell>
          <table:table-cell office:value-type="string" calcext:value-type="string">
            <text:p>TestPoint_Pad_D1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ENA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P14</text:p>
          </table:table-cell>
          <table:table-cell office:value-type="string" calcext:value-type="string">
            <text:p>TestPoint_Pad_D1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ENA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P13</text:p>
          </table:table-cell>
          <table:table-cell office:value-type="string" calcext:value-type="string">
            <text:p>TestPoint_Pad_D1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ENA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P12</text:p>
          </table:table-cell>
          <table:table-cell office:value-type="string" calcext:value-type="string">
            <text:p>TestPoint_Pad_D1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ENA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16,R15,R13,R12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14,R11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7,D6,D5,D4</text:p>
          </table:table-cell>
          <table:table-cell office:value-type="string" calcext:value-type="string">
            <text:p>D_SOD-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414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28,C27,C22,C21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6nF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26,C20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25,C19</text:p>
          </table:table-cell>
          <table:table-cell office:value-type="string" calcext:value-type="string">
            <text:p>CP_Elec_8x5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24,C18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0nF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P3</text:p>
          </table:table-cell>
          <table:table-cell office:value-type="string" calcext:value-type="string">
            <text:p>TestPoint_Pad_D1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TestPoint_Pad_D1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2,L1</text:p>
          </table:table-cell>
          <table:table-cell office:value-type="string" calcext:value-type="string">
            <text:p>MSS1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H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12,C10,C9</text:p>
          </table:table-cell>
          <table:table-cell office:value-type="string" calcext:value-type="string">
            <text:p>C_0805_2012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F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P_Elec_8x6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uF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SOP-8-1EP_3x3mm_P0.65mm_EP1.73x1.85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085MY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56520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5k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.9k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2k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owerPAK_SO-8_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7149DP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TerminalBlock_bornier-2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cellLiPo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TerminalBlock_bornier-2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cellLiPo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4,F3,F2,F1</text:p>
          </table:table-cell>
          <table:table-cell office:value-type="string" calcext:value-type="string">
            <text:p>Fuse_1812_4532Metric_Castella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6A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3,C1</text:p>
          </table:table-cell>
          <table:table-cell office:value-type="string" calcext:value-type="string">
            <text:p>C_1206_3216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F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4,C2</text:p>
          </table:table-cell>
          <table:table-cell office:value-type="string" calcext:value-type="string">
            <text:p>C_1206_3216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46" meta:object-count="0"/>
    <meta:generator>LibreOffice/6.4.4.2$Linux_X86_64 LibreOffice_project/40$Build-2</meta:generator>
  </office:meta>
</office:document-meta>
</file>